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d630" officeooo:paragraph-rsid="001ed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4:07:25.347615816</meta:creation-date>
    <meta:generator>LibreOffice/6.0.7.3$Linux_X86_64 LibreOffice_project/00m0$Build-3</meta:generator>
    <dc:date>2020-04-29T14:08:32.171872156</dc:date>
    <meta:editing-duration>PT1M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